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10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63042" calcext:value-type="float">
            <text:p><text:s text:c="3"/>63,042</text:p>
          </table:table-cell>
          <table:table-cell table:style-name="ce25" office:value-type="float" office:value="3156" calcext:value-type="float">
            <text:p><text:s text:c="3"/>3,156</text:p>
          </table:table-cell>
          <table:table-cell table:style-name="ce25" office:value-type="float" office:value="5410" calcext:value-type="float">
            <text:p><text:s text:c="3"/>5,410</text:p>
          </table:table-cell>
          <table:table-cell table:style-name="ce25" office:value-type="float" office:value="4512" calcext:value-type="float">
            <text:p><text:s text:c="3"/>4,512</text:p>
          </table:table-cell>
          <table:table-cell table:style-name="ce25" office:value-type="float" office:value="2239" calcext:value-type="float">
            <text:p><text:s text:c="3"/>2,239</text:p>
          </table:table-cell>
          <table:table-cell table:style-name="ce25" office:value-type="float" office:value="2333" calcext:value-type="float">
            <text:p><text:s text:c="3"/>2,333</text:p>
          </table:table-cell>
          <table:table-cell table:style-name="ce25" office:value-type="float" office:value="1404" calcext:value-type="float">
            <text:p><text:s text:c="3"/>1,404</text:p>
          </table:table-cell>
          <table:table-cell table:style-name="ce25" office:value-type="float" office:value="2012" calcext:value-type="float">
            <text:p><text:s text:c="3"/>2,012</text:p>
          </table:table-cell>
          <table:table-cell table:style-name="ce25" office:value-type="float" office:value="6180" calcext:value-type="float">
            <text:p><text:s text:c="3"/>6,180</text:p>
          </table:table-cell>
          <table:table-cell table:style-name="ce25" office:value-type="float" office:value="324" calcext:value-type="float">
            <text:p><text:s text:c="3"/>324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2917" calcext:value-type="float">
            <text:p><text:s text:c="3"/>2,917</text:p>
          </table:table-cell>
          <table:table-cell table:style-name="ce25" office:value-type="float" office:value="31141" calcext:value-type="float">
            <text:p><text:s text:c="3"/>31,141</text:p>
          </table:table-cell>
          <table:table-cell table:style-name="ce25" office:value-type="float" office:value="1399" calcext:value-type="float">
            <text:p><text:s text:c="3"/>1,399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61568" calcext:value-type="float">
            <text:p><text:s text:c="3"/>61,568</text:p>
          </table:table-cell>
          <table:table-cell table:style-name="ce25" office:value-type="float" office:value="3036" calcext:value-type="float">
            <text:p><text:s text:c="3"/>3,036</text:p>
          </table:table-cell>
          <table:table-cell table:style-name="ce25" office:value-type="float" office:value="5479" calcext:value-type="float">
            <text:p><text:s text:c="3"/>5,479</text:p>
          </table:table-cell>
          <table:table-cell table:style-name="ce25" office:value-type="float" office:value="3757" calcext:value-type="float">
            <text:p><text:s text:c="3"/>3,757</text:p>
          </table:table-cell>
          <table:table-cell table:style-name="ce25" office:value-type="float" office:value="3318" calcext:value-type="float">
            <text:p><text:s text:c="3"/>3,318</text:p>
          </table:table-cell>
          <table:table-cell table:style-name="ce25" office:value-type="float" office:value="3015" calcext:value-type="float">
            <text:p><text:s text:c="3"/>3,015</text:p>
          </table:table-cell>
          <table:table-cell table:style-name="ce25" office:value-type="float" office:value="1304" calcext:value-type="float">
            <text:p><text:s text:c="3"/>1,304</text:p>
          </table:table-cell>
          <table:table-cell table:style-name="ce25" office:value-type="float" office:value="1824" calcext:value-type="float">
            <text:p><text:s text:c="3"/>1,824</text:p>
          </table:table-cell>
          <table:table-cell table:style-name="ce25" office:value-type="float" office:value="5363" calcext:value-type="float">
            <text:p><text:s text:c="3"/>5,363</text:p>
          </table:table-cell>
          <table:table-cell table:style-name="ce25" office:value-type="float" office:value="354" calcext:value-type="float">
            <text:p><text:s text:c="3"/>354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917" calcext:value-type="float">
            <text:p><text:s text:c="3"/>2,917</text:p>
          </table:table-cell>
          <table:table-cell table:style-name="ce25" office:value-type="float" office:value="31141" calcext:value-type="float">
            <text:p><text:s text:c="3"/>31,141</text:p>
          </table:table-cell>
          <table:table-cell table:style-name="ce25" office:value-type="float" office:value="34" calcext:value-type="float">
            <text:p><text:s text:c="3"/>34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9" office:value-type="float" office:value="1474" calcext:value-type="float">
            <text:p><text:s text:c="3"/>1,47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27906" calcext:value-type="float">
            <text:p><text:s text:c="3"/>27,906</text:p>
          </table:table-cell>
          <table:table-cell table:style-name="ce25" office:value-type="float" office:value="1423" calcext:value-type="float">
            <text:p><text:s text:c="3"/>1,423</text:p>
          </table:table-cell>
          <table:table-cell table:style-name="ce25" office:value-type="float" office:value="2407" calcext:value-type="float">
            <text:p><text:s text:c="3"/>2,407</text:p>
          </table:table-cell>
          <table:table-cell table:style-name="ce25" office:value-type="float" office:value="2102" calcext:value-type="float">
            <text:p><text:s text:c="3"/>2,102</text:p>
          </table:table-cell>
          <table:table-cell table:style-name="ce25" office:value-type="float" office:value="1069" calcext:value-type="float">
            <text:p><text:s text:c="3"/>1,069</text:p>
          </table:table-cell>
          <table:table-cell table:style-name="ce25" office:value-type="float" office:value="1025" calcext:value-type="float">
            <text:p><text:s text:c="3"/>1,025</text:p>
          </table:table-cell>
          <table:table-cell table:style-name="ce25" office:value-type="float" office:value="595" calcext:value-type="float">
            <text:p><text:s text:c="3"/>595</text:p>
          </table:table-cell>
          <table:table-cell table:style-name="ce25" office:value-type="float" office:value="903" calcext:value-type="float">
            <text:p><text:s text:c="3"/>903</text:p>
          </table:table-cell>
          <table:table-cell table:style-name="ce25" office:value-type="float" office:value="2780" calcext:value-type="float">
            <text:p><text:s text:c="3"/>2,780</text:p>
          </table:table-cell>
          <table:table-cell table:style-name="ce25" office:value-type="float" office:value="184" calcext:value-type="float">
            <text:p><text:s text:c="3"/>18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07" calcext:value-type="float">
            <text:p><text:s text:c="3"/>1,307</text:p>
          </table:table-cell>
          <table:table-cell table:style-name="ce25" office:value-type="float" office:value="13739" calcext:value-type="float">
            <text:p><text:s text:c="3"/>13,739</text:p>
          </table:table-cell>
          <table:table-cell table:style-name="ce25" office:value-type="float" office:value="366" calcext:value-type="float">
            <text:p><text:s text:c="3"/>366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27535" calcext:value-type="float">
            <text:p><text:s text:c="3"/>27,535</text:p>
          </table:table-cell>
          <table:table-cell table:style-name="ce25" office:value-type="float" office:value="1400" calcext:value-type="float">
            <text:p><text:s text:c="3"/>1,400</text:p>
          </table:table-cell>
          <table:table-cell table:style-name="ce25" office:value-type="float" office:value="2480" calcext:value-type="float">
            <text:p><text:s text:c="3"/>2,480</text:p>
          </table:table-cell>
          <table:table-cell table:style-name="ce25" office:value-type="float" office:value="1666" calcext:value-type="float">
            <text:p><text:s text:c="3"/>1,666</text:p>
          </table:table-cell>
          <table:table-cell table:style-name="ce25" office:value-type="float" office:value="1533" calcext:value-type="float">
            <text:p><text:s text:c="3"/>1,533</text:p>
          </table:table-cell>
          <table:table-cell table:style-name="ce25" office:value-type="float" office:value="1288" calcext:value-type="float">
            <text:p><text:s text:c="3"/>1,288</text:p>
          </table:table-cell>
          <table:table-cell table:style-name="ce25" office:value-type="float" office:value="569" calcext:value-type="float">
            <text:p><text:s text:c="3"/>569</text:p>
          </table:table-cell>
          <table:table-cell table:style-name="ce25" office:value-type="float" office:value="838" calcext:value-type="float">
            <text:p><text:s text:c="3"/>838</text:p>
          </table:table-cell>
          <table:table-cell table:style-name="ce25" office:value-type="float" office:value="2513" calcext:value-type="float">
            <text:p><text:s text:c="3"/>2,513</text:p>
          </table:table-cell>
          <table:table-cell table:style-name="ce25" office:value-type="float" office:value="178" calcext:value-type="float">
            <text:p><text:s text:c="3"/>178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07" calcext:value-type="float">
            <text:p><text:s text:c="3"/>1,307</text:p>
          </table:table-cell>
          <table:table-cell table:style-name="ce25" office:value-type="float" office:value="13739" calcext:value-type="float">
            <text:p><text:s text:c="3"/>13,739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5136" calcext:value-type="float">
            <text:p><text:s text:c="3"/>35,136</text:p>
          </table:table-cell>
          <table:table-cell table:style-name="ce25" office:value-type="float" office:value="1733" calcext:value-type="float">
            <text:p><text:s text:c="3"/>1,733</text:p>
          </table:table-cell>
          <table:table-cell table:style-name="ce25" office:value-type="float" office:value="3003" calcext:value-type="float">
            <text:p><text:s text:c="3"/>3,003</text:p>
          </table:table-cell>
          <table:table-cell table:style-name="ce25" office:value-type="float" office:value="2410" calcext:value-type="float">
            <text:p><text:s text:c="3"/>2,410</text:p>
          </table:table-cell>
          <table:table-cell table:style-name="ce25" office:value-type="float" office:value="1170" calcext:value-type="float">
            <text:p><text:s text:c="3"/>1,170</text:p>
          </table:table-cell>
          <table:table-cell table:style-name="ce25" office:value-type="float" office:value="1308" calcext:value-type="float">
            <text:p><text:s text:c="3"/>1,308</text:p>
          </table:table-cell>
          <table:table-cell table:style-name="ce25" office:value-type="float" office:value="809" calcext:value-type="float">
            <text:p><text:s text:c="3"/>809</text:p>
          </table:table-cell>
          <table:table-cell table:style-name="ce25" office:value-type="float" office:value="1109" calcext:value-type="float">
            <text:p><text:s text:c="3"/>1,109</text:p>
          </table:table-cell>
          <table:table-cell table:style-name="ce25" office:value-type="float" office:value="3400" calcext:value-type="float">
            <text:p><text:s text:c="3"/>3,400</text:p>
          </table:table-cell>
          <table:table-cell table:style-name="ce25" office:value-type="float" office:value="140" calcext:value-type="float">
            <text:p><text:s text:c="3"/>14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610" calcext:value-type="float">
            <text:p><text:s text:c="3"/>1,610</text:p>
          </table:table-cell>
          <table:table-cell table:style-name="ce25" office:value-type="float" office:value="17402" calcext:value-type="float">
            <text:p><text:s text:c="3"/>17,402</text:p>
          </table:table-cell>
          <table:table-cell table:style-name="ce25" office:value-type="float" office:value="1033" calcext:value-type="float">
            <text:p><text:s text:c="3"/>1,033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34033" calcext:value-type="float">
            <text:p><text:s text:c="3"/>34,033</text:p>
          </table:table-cell>
          <table:table-cell table:style-name="ce25" office:value-type="float" office:value="1636" calcext:value-type="float">
            <text:p><text:s text:c="3"/>1,636</text:p>
          </table:table-cell>
          <table:table-cell table:style-name="ce25" office:value-type="float" office:value="2999" calcext:value-type="float">
            <text:p><text:s text:c="3"/>2,999</text:p>
          </table:table-cell>
          <table:table-cell table:style-name="ce25" office:value-type="float" office:value="2091" calcext:value-type="float">
            <text:p><text:s text:c="3"/>2,091</text:p>
          </table:table-cell>
          <table:table-cell table:style-name="ce25" office:value-type="float" office:value="1785" calcext:value-type="float">
            <text:p><text:s text:c="3"/>1,785</text:p>
          </table:table-cell>
          <table:table-cell table:style-name="ce25" office:value-type="float" office:value="1727" calcext:value-type="float">
            <text:p><text:s text:c="3"/>1,727</text:p>
          </table:table-cell>
          <table:table-cell table:style-name="ce25" office:value-type="float" office:value="735" calcext:value-type="float">
            <text:p><text:s text:c="3"/>735</text:p>
          </table:table-cell>
          <table:table-cell table:style-name="ce25" office:value-type="float" office:value="986" calcext:value-type="float">
            <text:p><text:s text:c="3"/>986</text:p>
          </table:table-cell>
          <table:table-cell table:style-name="ce25" office:value-type="float" office:value="2850" calcext:value-type="float">
            <text:p><text:s text:c="3"/>2,850</text:p>
          </table:table-cell>
          <table:table-cell table:style-name="ce25" office:value-type="float" office:value="176" calcext:value-type="float">
            <text:p><text:s text:c="3"/>176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10" calcext:value-type="float">
            <text:p><text:s text:c="3"/>1,610</text:p>
          </table:table-cell>
          <table:table-cell table:style-name="ce25" office:value-type="float" office:value="17402" calcext:value-type="float">
            <text:p><text:s text:c="3"/>17,402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44" office:value-type="float" office:value="1103" calcext:value-type="float">
            <text:p><text:s text:c="3"/>1,10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177" calcext:value-type="float">
            <text:p>11,177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58" calcext:value-type="float">
            <text:p>4,658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847" calcext:value-type="float">
            <text:p>10,847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41" calcext:value-type="float">
            <text:p>2,141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274" calcext:value-type="float">
            <text:p>1,274</text:p>
          </table:table-cell>
          <table:table-cell table:style-name="ce26" office:value-type="float" office:value="87" calcext:value-type="float">
            <text:p>8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58" calcext:value-type="float">
            <text:p>4,658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45" office:value-type="float" office:value="330" calcext:value-type="float">
            <text:p>33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94" calcext:value-type="float">
            <text:p>4,894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71" calcext:value-type="float">
            <text:p>1,271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551" calcext:value-type="float">
            <text:p>551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02" calcext:value-type="float">
            <text:p>2,002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766" calcext:value-type="float">
            <text:p>4,766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44" calcext:value-type="float">
            <text:p>944</text:p>
          </table:table-cell>
          <table:table-cell table:style-name="ce27" office:value-type="float" office:value="537" calcext:value-type="float">
            <text:p>537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592" calcext:value-type="float">
            <text:p>592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02" calcext:value-type="float">
            <text:p>2,00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46" office:value-type="float" office:value="128" calcext:value-type="float">
            <text:p>12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283" calcext:value-type="float">
            <text:p>6,283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081" calcext:value-type="float">
            <text:p>6,081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202" calcext:value-type="float">
            <text:p>20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919" calcext:value-type="float">
            <text:p>8,919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2141" calcext:value-type="float">
            <text:p>2,14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39" calcext:value-type="float">
            <text:p>3,939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216" calcext:value-type="float">
            <text:p>9,216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39" calcext:value-type="float">
            <text:p>3,93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297" calcext:value-type="float">
            <text:p><text:s/>－29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73" calcext:value-type="float">
            <text:p>3,973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944" calcext:value-type="float">
            <text:p>9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6" calcext:value-type="float">
            <text:p>1,796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235" calcext:value-type="float">
            <text:p>4,235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1271" calcext:value-type="float">
            <text:p>1,2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6" calcext:value-type="float">
            <text:p>1,79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262" calcext:value-type="float">
            <text:p><text:s/>－26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946" calcext:value-type="float">
            <text:p>4,946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6802" calcext:value-type="float">
            <text:p>6,802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79" calcext:value-type="float">
            <text:p>3,079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588" calcext:value-type="float">
            <text:p>5,588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749" calcext:value-type="float">
            <text:p>749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79" calcext:value-type="float">
            <text:p>3,07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214" calcext:value-type="float">
            <text:p>1,21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52" calcext:value-type="float">
            <text:p>3,052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537" calcext:value-type="float">
            <text:p>537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66" calcext:value-type="float">
            <text:p>1,366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565" calcext:value-type="float">
            <text:p>2,565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66" calcext:value-type="float">
            <text:p>1,3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487" calcext:value-type="float">
            <text:p>48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727" calcext:value-type="float">
            <text:p>72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906" calcext:value-type="float">
            <text:p>8,906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842" calcext:value-type="float">
            <text:p>1,842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85" calcext:value-type="float">
            <text:p>5,485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136" calcext:value-type="float">
            <text:p>8,136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323" calcext:value-type="float">
            <text:p>1,323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85" calcext:value-type="float">
            <text:p>5,48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770" calcext:value-type="float">
            <text:p>77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45" calcext:value-type="float">
            <text:p>3,845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783" calcext:value-type="float">
            <text:p>783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00" calcext:value-type="float">
            <text:p>2,40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574" calcext:value-type="float">
            <text:p>3,574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594" calcext:value-type="float">
            <text:p>594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00" calcext:value-type="float">
            <text:p>2,40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71" calcext:value-type="float">
            <text:p>2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061" calcext:value-type="float">
            <text:p>5,06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62" calcext:value-type="float">
            <text:p>4,562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85" calcext:value-type="float">
            <text:p>3,08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46" office:value-type="float" office:value="499" calcext:value-type="float">
            <text:p>49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4571" calcext:value-type="float">
            <text:p>4,57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43" calcext:value-type="float">
            <text:p>3,043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576" calcext:value-type="float">
            <text:p>4,576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43" calcext:value-type="float">
            <text:p>3,043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45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1994" calcext:value-type="float">
            <text:p>1,994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36" calcext:value-type="float">
            <text:p>1,33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89" calcext:value-type="float">
            <text:p>1,989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2" table:style-name="ce27" office:value-type="float" office:value="57" calcext:value-type="float">
            <text:p>5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36" calcext:value-type="float">
            <text:p>1,33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28" office:value-type="float" office:value="37" calcext:value-type="float">
            <text:p>3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999" calcext:value-type="float">
            <text:p>6,999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39" calcext:value-type="float">
            <text:p>839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52" calcext:value-type="float">
            <text:p>4,752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082" calcext:value-type="float">
            <text:p>7,082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52" calcext:value-type="float">
            <text:p>4,75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83" calcext:value-type="float">
            <text:p><text:s/>－83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80" calcext:value-type="float">
            <text:p>3,080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79" calcext:value-type="float">
            <text:p>2,079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30" calcext:value-type="float">
            <text:p>3,13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79" calcext:value-type="float">
            <text:p>2,07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33" calcext:value-type="float">
            <text:p><text:s/>－3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5178" calcext:value-type="float">
            <text:p><text:s text:c="3"/>15,178</text:p>
          </table:table-cell>
          <table:table-cell table:style-name="ce29" office:value-type="float" office:value="493" calcext:value-type="float">
            <text:p><text:s text:c="3"/>493</text:p>
          </table:table-cell>
          <table:table-cell table:style-name="ce29" office:value-type="float" office:value="1274" calcext:value-type="float">
            <text:p><text:s text:c="3"/>1,274</text:p>
          </table:table-cell>
          <table:table-cell table:style-name="ce29" office:value-type="float" office:value="672" calcext:value-type="float">
            <text:p><text:s text:c="3"/>672</text:p>
          </table:table-cell>
          <table:table-cell table:style-name="ce29" office:value-type="float" office:value="749" calcext:value-type="float">
            <text:p><text:s text:c="3"/>749</text:p>
          </table:table-cell>
          <table:table-cell table:style-name="ce29" office:value-type="float" office:value="1323" calcext:value-type="float">
            <text:p><text:s text:c="3"/>1,323</text:p>
          </table:table-cell>
          <table:table-cell table:style-name="ce29" office:value-type="float" office:value="432" calcext:value-type="float">
            <text:p><text:s text:c="3"/>432</text:p>
          </table:table-cell>
          <table:table-cell table:style-name="ce29" office:value-type="float" office:value="837" calcext:value-type="float">
            <text:p><text:s text:c="3"/>83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6" calcext:value-type="float">
            <text:p><text:s text:c="3"/>7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917" calcext:value-type="float">
            <text:p><text:s text:c="3"/>2,917</text:p>
          </table:table-cell>
          <table:table-cell table:style-name="ce29" office:value-type="float" office:value="6067" calcext:value-type="float">
            <text:p><text:s text:c="3"/>6,067</text:p>
          </table:table-cell>
          <table:table-cell table:style-name="ce29" office:value-type="float" office:value="337" calcext:value-type="float">
            <text:p><text:s text:c="3"/>337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15674" calcext:value-type="float">
            <text:p><text:s text:c="3"/>15,674</text:p>
          </table:table-cell>
          <table:table-cell table:style-name="ce29" office:value-type="float" office:value="504" calcext:value-type="float">
            <text:p><text:s text:c="3"/>504</text:p>
          </table:table-cell>
          <table:table-cell table:style-name="ce29" office:value-type="float" office:value="1198" calcext:value-type="float">
            <text:p><text:s text:c="3"/>1,198</text:p>
          </table:table-cell>
          <table:table-cell table:style-name="ce29" office:value-type="float" office:value="768" calcext:value-type="float">
            <text:p><text:s text:c="3"/>768</text:p>
          </table:table-cell>
          <table:table-cell table:style-name="ce29" office:value-type="float" office:value="988" calcext:value-type="float">
            <text:p><text:s text:c="3"/>988</text:p>
          </table:table-cell>
          <table:table-cell table:style-name="ce29" office:value-type="float" office:value="1842" calcext:value-type="float">
            <text:p><text:s text:c="3"/>1,842</text:p>
          </table:table-cell>
          <table:table-cell table:style-name="ce29" office:value-type="float" office:value="459" calcext:value-type="float">
            <text:p><text:s text:c="3"/>459</text:p>
          </table:table-cell>
          <table:table-cell table:style-name="ce29" office:value-type="float" office:value="839" calcext:value-type="float">
            <text:p><text:s text:c="3"/>83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6" calcext:value-type="float">
            <text:p><text:s text:c="3"/>8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917" calcext:value-type="float">
            <text:p><text:s text:c="3"/>2,917</text:p>
          </table:table-cell>
          <table:table-cell table:style-name="ce29" office:value-type="float" office:value="6067" calcext:value-type="float">
            <text:p><text:s text:c="3"/>6,067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496" calcext:value-type="float">
            <text:p><text:s/>－49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6817" calcext:value-type="float">
            <text:p><text:s text:c="3"/>6,817</text:p>
          </table:table-cell>
          <table:table-cell table:style-name="ce30" office:value-type="float" office:value="241" calcext:value-type="float">
            <text:p><text:s text:c="3"/>241</text:p>
          </table:table-cell>
          <table:table-cell table:style-name="ce30" office:value-type="float" office:value="592" calcext:value-type="float">
            <text:p><text:s text:c="3"/>592</text:p>
          </table:table-cell>
          <table:table-cell table:style-name="ce30" office:value-type="float" office:value="340" calcext:value-type="float">
            <text:p><text:s text:c="3"/>340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594" calcext:value-type="float">
            <text:p><text:s text:c="3"/>594</text:p>
          </table:table-cell>
          <table:table-cell table:style-name="ce30" office:value-type="float" office:value="184" calcext:value-type="float">
            <text:p><text:s text:c="3"/>184</text:p>
          </table:table-cell>
          <table:table-cell table:style-name="ce30" office:value-type="float" office:value="398" calcext:value-type="float">
            <text:p><text:s text:c="3"/>39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3" calcext:value-type="float">
            <text:p><text:s text:c="3"/>4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07" calcext:value-type="float">
            <text:p><text:s text:c="3"/>1,307</text:p>
          </table:table-cell>
          <table:table-cell table:style-name="ce30" office:value-type="float" office:value="2694" calcext:value-type="float">
            <text:p><text:s text:c="3"/>2,694</text:p>
          </table:table-cell>
          <table:table-cell table:style-name="ce30" office:value-type="float" office:value="62" calcext:value-type="float">
            <text:p><text:s text:c="3"/>62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7022" calcext:value-type="float">
            <text:p><text:s text:c="3"/>7,02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48" calcext:value-type="float">
            <text:p><text:s text:c="3"/>348</text:p>
          </table:table-cell>
          <table:table-cell table:style-name="ce30" office:value-type="float" office:value="477" calcext:value-type="float">
            <text:p><text:s text:c="3"/>477</text:p>
          </table:table-cell>
          <table:table-cell table:style-name="ce30" office:value-type="float" office:value="783" calcext:value-type="float">
            <text:p><text:s text:c="3"/>783</text:p>
          </table:table-cell>
          <table:table-cell table:style-name="ce30" office:value-type="float" office:value="189" calcext:value-type="float">
            <text:p><text:s text:c="3"/>189</text:p>
          </table:table-cell>
          <table:table-cell table:style-name="ce30" office:value-type="float" office:value="390" calcext:value-type="float">
            <text:p><text:s text:c="3"/>39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2" calcext:value-type="float">
            <text:p><text:s text:c="3"/>4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07" calcext:value-type="float">
            <text:p><text:s text:c="3"/>1,307</text:p>
          </table:table-cell>
          <table:table-cell table:style-name="ce30" office:value-type="float" office:value="2694" calcext:value-type="float">
            <text:p><text:s text:c="3"/>2,694</text:p>
          </table:table-cell>
          <table:table-cell table:style-name="ce30" office:value-type="float" office:value="0" calcext:value-type="float">
            <text:p>—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205" calcext:value-type="float">
            <text:p><text:s/>－20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8361" calcext:value-type="float">
            <text:p><text:s text:c="3"/>8,361</text:p>
          </table:table-cell>
          <table:table-cell table:style-name="ce31" office:value-type="float" office:value="252" calcext:value-type="float">
            <text:p><text:s text:c="3"/>252</text:p>
          </table:table-cell>
          <table:table-cell table:style-name="ce31" office:value-type="float" office:value="682" calcext:value-type="float">
            <text:p><text:s text:c="3"/>682</text:p>
          </table:table-cell>
          <table:table-cell table:style-name="ce31" office:value-type="float" office:value="332" calcext:value-type="float">
            <text:p><text:s text:c="3"/>332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729" calcext:value-type="float">
            <text:p><text:s text:c="3"/>729</text:p>
          </table:table-cell>
          <table:table-cell table:style-name="ce31" office:value-type="float" office:value="248" calcext:value-type="float">
            <text:p><text:s text:c="3"/>248</text:p>
          </table:table-cell>
          <table:table-cell table:style-name="ce31" office:value-type="float" office:value="439" calcext:value-type="float">
            <text:p><text:s text:c="3"/>43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10" calcext:value-type="float">
            <text:p><text:s text:c="3"/>1,610</text:p>
          </table:table-cell>
          <table:table-cell table:style-name="ce31" office:value-type="float" office:value="3373" calcext:value-type="float">
            <text:p><text:s text:c="3"/>3,373</text:p>
          </table:table-cell>
          <table:table-cell table:style-name="ce31" office:value-type="float" office:value="275" calcext:value-type="float">
            <text:p><text:s text:c="3"/>275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8652" calcext:value-type="float">
            <text:p><text:s text:c="3"/>8,652</text:p>
          </table:table-cell>
          <table:table-cell table:style-name="ce31" office:value-type="float" office:value="265" calcext:value-type="float">
            <text:p><text:s text:c="3"/>265</text:p>
          </table:table-cell>
          <table:table-cell table:style-name="ce31" office:value-type="float" office:value="647" calcext:value-type="float">
            <text:p><text:s text:c="3"/>647</text:p>
          </table:table-cell>
          <table:table-cell table:style-name="ce31" office:value-type="float" office:value="420" calcext:value-type="float">
            <text:p><text:s text:c="3"/>420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31" office:value-type="float" office:value="1059" calcext:value-type="float">
            <text:p><text:s text:c="3"/>1,059</text:p>
          </table:table-cell>
          <table:table-cell table:style-name="ce31" office:value-type="float" office:value="270" calcext:value-type="float">
            <text:p><text:s text:c="3"/>270</text:p>
          </table:table-cell>
          <table:table-cell table:style-name="ce31" office:value-type="float" office:value="449" calcext:value-type="float">
            <text:p><text:s text:c="3"/>44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10" calcext:value-type="float">
            <text:p><text:s text:c="3"/>1,610</text:p>
          </table:table-cell>
          <table:table-cell table:style-name="ce31" office:value-type="float" office:value="3373" calcext:value-type="float">
            <text:p><text:s text:c="3"/>3,373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291" calcext:value-type="float">
            <text:p><text:s/>－29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7" calcext:value-type="float">
            <text:p><text:s/>－2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13" calcext:value-type="float">
            <text:p>2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456" calcext:value-type="float">
            <text:p>4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52" calcext:value-type="float">
            <text:p>15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33" calcext:value-type="float">
            <text:p>3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16" calcext:value-type="float">
            <text:p>2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0" calcext:value-type="float">
            <text:p>7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40" calcext:value-type="float">
            <text:p>2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2" calcext:value-type="float">
            <text:p>8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15" calcext:value-type="float">
            <text:p><text:s/>－11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65" calcext:value-type="float">
            <text:p><text:s/>－6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215" calcext:value-type="float">
            <text:p>21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32" calcext:value-type="float">
            <text:p>2,43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14" calcext:value-type="float">
            <text:p>414</text:p>
          </table:table-cell>
          <table:table-cell table:number-columns-repeated="2"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252" calcext:value-type="float">
            <text:p>1,25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49" calcext:value-type="float">
            <text:p>2,64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1252" calcext:value-type="float">
            <text:p>1,25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217" calcext:value-type="float">
            <text:p><text:s/>－21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32" calcext:value-type="float">
            <text:p><text:s/>－13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85" calcext:value-type="float">
            <text:p><text:s/>－8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2" calcext:value-type="float">
            <text:p>1,04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76" calcext:value-type="float">
            <text:p>2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79" calcext:value-type="float">
            <text:p><text:s/>－17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8" calcext:value-type="float">
            <text:p><text:s/>－3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56" calcext:value-type="float">
            <text:p>1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41" calcext:value-type="float">
            <text:p><text:s/>－14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25" calcext:value-type="float">
            <text:p>1,22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31" calcext:value-type="float">
            <text:p><text:s/>－23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204" calcext:value-type="float">
            <text:p>20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3" calcext:value-type="float">
            <text:p><text:s/>－10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-128" calcext:value-type="float">
            <text:p><text:s/>－128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19" calcext:value-type="float">
            <text:p>2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6" calcext:value-type="float">
            <text:p><text:s/>－3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88" calcext:value-type="float">
            <text:p>1,588</text:p>
          </table:table-cell>
          <table:table-cell table:number-columns-repeated="2" table:style-name="ce32" office:value-type="float" office:value="63" calcext:value-type="float">
            <text:p>6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0" calcext:value-type="float">
            <text:p>1,61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693" calcext:value-type="float">
            <text:p>69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33" calcext:value-type="float">
            <text:p>3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" calcext:value-type="float">
            <text:p>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60" calcext:value-type="float">
            <text:p>36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5" calcext:value-type="float">
            <text:p><text:s/>－2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43" calcext:value-type="float">
            <text:p>14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76" calcext:value-type="float">
            <text:p>7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04" calcext:value-type="float">
            <text:p>90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427" calcext:value-type="float">
            <text:p>42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3" calcext:value-type="float">
            <text:p><text:s/>－5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02" calcext:value-type="float">
            <text:p>20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225" calcext:value-type="float">
            <text:p>2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24" calcext:value-type="float">
            <text:p>1,02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2" calcext:value-type="float">
            <text:p>1,07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92" calcext:value-type="float">
            <text:p>49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8" calcext:value-type="float">
            <text:p><text:s/>－4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27" calcext:value-type="float">
            <text:p>22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8" calcext:value-type="float">
            <text:p><text:s/>－4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65" calcext:value-type="float">
            <text:p>26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2" calcext:value-type="float">
            <text:p>1,27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545" calcext:value-type="float">
            <text:p>54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56" calcext:value-type="float">
            <text:p>25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241" calcext:value-type="float">
            <text:p>2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8" calcext:value-type="float">
            <text:p>12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04" calcext:value-type="float">
            <text:p>30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8" calcext:value-type="float">
            <text:p>1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77" calcext:value-type="float">
            <text:p>17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1" calcext:value-type="float">
            <text:p>3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3" calcext:value-type="float">
            <text:p>283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98" calcext:value-type="float">
            <text:p>9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76" calcext:value-type="float">
            <text:p>76</text:p>
          </table:table-cell>
          <table:table-cell table:number-columns-repeated="3" table:style-name="ce26" office:value-type="float" office:value="0" calcext:value-type="float">
            <text:p>-</text:p>
          </table:table-cell>
          <table:table-cell table:style-name="ce26" office:value-type="float" office:value="118" calcext:value-type="float">
            <text:p>1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41" calcext:value-type="float">
            <text:p>41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4" calcext:value-type="float">
            <text:p>25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28" calcext:value-type="float">
            <text:p>2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14" calcext:value-type="float">
            <text:p>1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3" calcext:value-type="float">
            <text:p>4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11月5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